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119.31pt"/>
    </style:style>
    <style:style style:name="co6" style:family="table-column">
      <style:table-column-properties fo:break-before="auto" style:column-width="87pt"/>
    </style:style>
    <style:style style:name="co7" style:family="table-column">
      <style:table-column-properties fo:break-before="auto" style:column-width="627.39pt"/>
    </style:style>
    <style:style style:name="co5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00.7pt"/>
    </style:style>
    <style:style style:name="co9" style:family="table-column">
      <style:table-column-properties fo:break-before="auto" style:column-width="150.86pt"/>
    </style:style>
    <style:style style:name="co10" style:family="table-column">
      <style:table-column-properties fo:break-before="auto" style:column-width="146.64pt"/>
    </style:style>
    <style:style style:name="co11" style:family="table-column">
      <style:table-column-properties fo:break-before="auto" style:column-width="75.74pt"/>
    </style:style>
    <style:style style:name="ro1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4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6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PIECES" table:style-name="ta1">
        <table:table-column table:style-name="co9" table:default-cell-style-name="ce8"/>
        <table:table-column table:style-name="co2" table:default-cell-style-name="ce8"/>
        <table:table-column table:style-name="co10" table:default-cell-style-name="ce8"/>
        <table:table-column table:style-name="co11" table:default-cell-style-name="ce8"/>
        <table:table-column table:style-name="co5" table:number-columns-repeated="1020" table:default-cell-style-name="ce10"/>
        <table:table-row table:style-name="ro1">
          <table:table-cell table:style-name="ce6" office:value-type="string" calcext:value-type="string">
            <text:p>Piece</text:p>
          </table:table-cell>
          <table:table-cell table:style-name="ce9" office:value-type="string" calcext:value-type="string">
            <text:p>Species</text:p>
          </table:table-cell>
          <table:table-cell table:style-name="ce9" office:value-type="string" calcext:value-type="string">
            <text:p>Class</text:p>
          </table:table-cell>
          <table:table-cell table:style-name="ce6" office:value-type="string" calcext:value-type="string">
            <text:p>Level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Abaddon</text:p>
          </table:table-cell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Alchemist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Anti-Mage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Demon_Hunte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Axe</text:p>
          </table:table-cell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Bat Rider</text:p>
          </table:table-cell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Beast Master</text:p>
          </table:table-cell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Bounty Hunter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haos Knight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lockwerk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Mech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ystal Maiden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isruptor</text:p>
          </table:table-cell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Shaman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oom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ragon Knight</text:p>
          </table:table-cell>
          <table:table-cell table:style-name="ce7" office:value-type="string" calcext:value-type="string">
            <text:p>Human Dragon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row Ranger</text:p>
          </table:table-cell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nchantress</text:p>
          </table:table-cell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Druid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nigma</text:p>
          </table:table-cell>
          <table:table-cell table:style-name="ce7" office:value-type="string" calcext:value-type="string">
            <text:p>Element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Natures Prophet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Druid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Gyrocopter</text:p>
          </table:table-cell>
          <table:table-cell table:style-name="ce7" office:value-type="string" calcext:value-type="string">
            <text:p>Dwarf</text:p>
          </table:table-cell>
          <table:table-cell table:style-name="ce7" office:value-type="string" calcext:value-type="string">
            <text:p>Mech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Juggernaut</text:p>
          </table:table-cell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Kunkka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Lich</text:p>
          </table:table-cell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Light Keeper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Lina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Lone Druid</text:p>
          </table:table-cell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Druid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Luna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Lycan</text:p>
          </table:table-cell>
          <table:table-cell table:style-name="ce7" office:value-type="string" calcext:value-type="string">
            <text:p>Human Beast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Medusa</text:p>
          </table:table-cell>
          <table:table-cell table:style-name="ce7" office:value-type="string" calcext:value-type="string">
            <text:p>Naga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Morphling</text:p>
          </table:table-cell>
          <table:table-cell table:style-name="ce7" office:value-type="string" calcext:value-type="string">
            <text:p>Element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Necrophos</text:p>
          </table:table-cell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Ogre Magi</text:p>
          </table:table-cell>
          <table:table-cell table:style-name="ce7" office:value-type="string" calcext:value-type="string">
            <text:p>Ogre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Omni Knight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Pain Queen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Phantom Assassin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Puck</text:p>
          </table:table-cell>
          <table:table-cell table:style-name="ce7" office:value-type="string" calcext:value-type="string">
            <text:p>Elf Dragon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Razor</text:p>
          </table:table-cell>
          <table:table-cell table:style-name="ce7" office:value-type="string" calcext:value-type="string">
            <text:p>Element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and King</text:p>
          </table:table-cell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hadow Fiend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hadow Shaman</text:p>
          </table:table-cell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Shaman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lardar</text:p>
          </table:table-cell>
          <table:table-cell table:style-name="ce7" office:value-type="string" calcext:value-type="string">
            <text:p>Naga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lark</text:p>
          </table:table-cell>
          <table:table-cell table:style-name="ce7" office:value-type="string" calcext:value-type="string">
            <text:p>Naga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niper</text:p>
          </table:table-cell>
          <table:table-cell table:style-name="ce7" office:value-type="string" calcext:value-type="string">
            <text:p>Dwarf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echies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Mech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emplar Assassin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errorblade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Demon_Hunter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ide Hunter</text:p>
          </table:table-cell>
          <table:table-cell table:style-name="ce7" office:value-type="string" calcext:value-type="string">
            <text:p>Naga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imbersaw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Mech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inker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Mech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iny</text:p>
          </table:table-cell>
          <table:table-cell table:style-name="ce7" office:value-type="string" calcext:value-type="string">
            <text:p>Element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reant Protector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Druid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roll Warlord</text:p>
          </table:table-cell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usk</text:p>
          </table:table-cell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Venomancer</text:p>
          </table:table-cell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Viper</text:p>
          </table:table-cell>
          <table:table-cell table:style-name="ce7" office:value-type="string" calcext:value-type="string">
            <text:p>Dragon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Wind Ranger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Witch Doctor</text:p>
          </table:table-cell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IECES" table:style-name="ta1">
        <table:table-column table:style-name="co2" table:default-cell-style-name="ce3"/>
        <table:table-column table:style-name="co6" table:default-cell-style-name="ce3"/>
        <table:table-column table:style-name="co7" table:default-cell-style-name="ce3"/>
        <table:table-column table:style-name="co5" table:number-columns-repeated="1020" table:default-cell-style-name="ce5"/>
        <table:table-row table:style-name="ro1"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ttack damage increased by 10% / 15% / 20% for all alli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m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al 50% extra pure damage to its targe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ago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ll friendly dragons have 100 mana when battle start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war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tack range increased by 3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emen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% chance to turn attacker into stone for 3s when attacked by <text:s/>melee chess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Evasion increased by 25% / 25% for all friendly elf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rmor and HP regeneration increased by 15 for a random ally / all friendly goblin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ll friendly humans have 20% / 25% / 30% chance to disarm target for 3s on damage deal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g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x HP increased by 1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Max HP increased by 250 / 350 for all friendly orc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Magic resistance increased by 20 / 40 for all all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Attack speed increased by 35 for all friendly trolls / all friendly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Armor decreased by 5 / 7 for all enemies.</text:p>
          </table:table-cell>
          <table:table-cell table:number-columns-repeated="1020"/>
        </table:table-row>
        <table:table-row table:style-name="ro1" table:number-rows-repeated="42">
          <table:table-cell table:style-name="ce2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LASSES" table:style-name="ta1"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5" table:number-columns-repeated="1020" table:default-cell-style-name="ce5"/>
        <table:table-row table:style-name="ro1">
          <table:table-cell table:style-name="ce4" office:value-type="string" calcext:value-type="string">
            <text:p>Classes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ssassin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ll friendly assassins have 10% / 20% chance to deal 4x damage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mon Hunter</text:p>
          </table:table-cell>
          <table:table-cell table:style-name="ce2" office:value-type="string" calcext:value-type="string">
            <text:p>1, 2</text:p>
          </table:table-cell>
          <table:table-cell table:style-name="ce2" office:value-type="string" calcext:value-type="string">
            <text:p>Attack damage +50% if enemy has a demon / Considered as an enemy demon / All ally demons keep their power (2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ui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wo ★/★★ druids can upgrade to a ★★/★★★ druid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ll friendly knights +25% / +35% / +45% chance to <text:s text:c="2"/>get a shield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nter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ttack damage increased by 25% / 35% for all friendly hunter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ge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Magic resistance decreased by 40 / 40 for all enem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ch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HP regeneration increased by 15 / 25 for all friendly mech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ama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ex an enemy when battle start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lock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Lifesteal increased by 20% / 30% for all all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rior</text:p>
          </table:table-cell>
          <table:table-cell table:style-name="ce2" office:value-type="string" calcext:value-type="string">
            <text:p>3, 6, 9</text:p>
          </table:table-cell>
          <table:table-cell table:style-name="ce2" office:value-type="string" calcext:value-type="string">
            <text:p>Armor increased by 6 / 8 / 10 for all friendly warriors.</text:p>
          </table:table-cell>
          <table:table-cell table:number-columns-repeated="1020"/>
        </table:table-row>
        <table:table-row table:style-name="ro1" table:number-rows-repeated="45">
          <table:table-cell table:style-name="ce2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1">00/00/0000</text:date>, <text:time style:data-style-name="N2" text:time-value="22:19:00.2911227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2-01T22:19:18.439841249</dc:date>
    <dc:creator>Ilya Shpigor</dc:creator>
    <meta:editing-duration>PT52M5S</meta:editing-duration>
    <meta:editing-cycles>83</meta:editing-cycles>
    <meta:document-statistic meta:table-count="3" meta:cell-count="299" meta:object-count="0"/>
  </office:meta>
</office:document-meta>
</file>